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28cm" fo:margin-left="-0.016cm" fo:margin-right="0.787cm" table:align="margins"/>
    </style:style>
    <style:style style:name="Table17.A" style:family="table-column">
      <style:table-column-properties style:column-width="3.706cm" style:rel-column-width="14969*"/>
    </style:style>
    <style:style style:name="Table17.B" style:family="table-column">
      <style:table-column-properties style:column-width="4.897cm" style:rel-column-width="19771*"/>
    </style:style>
    <style:style style:name="Table17.C" style:family="table-column">
      <style:table-column-properties style:column-width="7.625cm" style:rel-column-width="3079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3" style:family="table-row">
      <style:table-row-properties style:min-row-height="1.099cm"/>
    </style:style>
    <style:style style:name="Table17.4" style:family="table-row">
      <style:table-row-properties style:min-row-height="1.102cm"/>
    </style:style>
    <style:style style:name="Table17.5" style:family="table-row">
      <style:table-row-properties style:min-row-height="0.727cm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5" style:family="paragraph" style:parent-style-name="Heading_20_4">
      <style:paragraph-properties fo:margin-left="1.499cm" fo:margin-right="0cm" fo:margin-top="0.72cm" fo:margin-bottom="0.21cm" fo:text-indent="0cm" style:auto-text-indent="false"/>
    </style:style>
    <style:style style:name="P6" style:family="paragraph" style:parent-style-name="Code_20_Indent_20_2">
      <style:paragraph-properties fo:margin-left="1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 style:shadow="none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name-asian="Courier New" style:font-size-asian="9pt" style:language-asian="zh" style:country-asian="TW"/>
    </style:style>
    <style:style style:name="P7" style:family="paragraph" style:parent-style-name="Text_20_body_20_indent_20_2">
      <style:paragraph-properties fo:margin-left="1.499cm" fo:margin-right="0cm" fo:margin-top="0.72cm" fo:margin-bottom="0.21cm" fo:text-indent="0cm" style:auto-text-indent="false"/>
    </style:style>
    <style:style style:name="T1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Menupopup</text:h>
      <text:p text:style-name="Text_20_body"><draw:frame draw:style-name="fr1" draw:name="graphics1" text:anchor-type="paragraph" svg:width="1.529cm" svg:height="2.09cm" draw:z-index="2"><draw:image xlink:href="../images/menupopup.png" xlink:type="simple" xlink:show="embed" xlink:actuate="onLoad"/></draw:frame><text:line-break/>Combobox is composed of two parts, anchor tags and a div.</text:p>
      <text:h text:style-name="Heading_20_3" text:outline-level="3">Input Box</text:h>
      <text:p text:style-name="Standard"><draw:frame draw:style-name="fr2" draw:name="graphics110" text:anchor-type="paragraph" svg:y="0.044cm" svg:width="7.969cm" svg:height="3.679cm" draw:z-index="0"><draw:image xlink:href="../images/menupopup-des.png" xlink:type="simple" xlink:show="embed" xlink:actuate="onLoad"/></draw:frame></text:p>
      <text:p text:style-name="Standard"><draw:frame draw:style-name="fr1" draw:name="圖形1" text:anchor-type="paragraph" svg:width="7.849cm" svg:height="1.559cm" draw:z-index="3"><draw:image xlink:href="../images/menupopup-td.png" xlink:type="simple" xlink:show="embed" xlink:actuate="onLoad" draw:filter-name="&lt;所有的格式&gt;"/></draw:frame></text:p>
      <text:p text:style-name="Standard"><draw:frame draw:style-name="fr1" draw:name="圖形2" text:anchor-type="paragraph" svg:width="4.56cm" svg:height="1.94cm" draw:z-index="4"><draw:image xlink:href="../images/menupopup-menu1.png" xlink:type="simple" xlink:show="embed" xlink:actuate="onLoad" draw:filter-name="&lt;所有的格式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div.menupopup</text:span></text:p>
          </table:table-cell>
          <table:table-cell table:style-name="Table17.A2" office:value-type="string">
            <text:p text:style-name="P1">The outline of menupopup</text:p>
          </table:table-cell>
          <table:table-cell table:style-name="Table17.C2" office:value-type="string">
            <text:p text:style-name="P1"><text:span text:style-name="Source_20_Text">cursor: pointer;</text:span></text:p>
            <text:p text:style-name="P1"><text:span text:style-name="Source_20_Text">background: #e9effa;</text:span></text:p>
            <text:p text:style-name="P1"><text:span text:style-name="Source_20_Text">padding: 1px;</text:span></text:p>
            <text:p text:style-name="P1"><text:span text:style-name="Source_20_Text">background: #f0f5ff;</text:span></text:p>
            <text:p text:style-name="P1"><text:span text:style-name="Source_20_Text">display: block;</text:span></text:p>
            <text:p text:style-name="P1"><text:span text:style-name="Source_20_Text">position: absolute;</text:span></text:p>
            <text:p text:style-name="P1"><text:span text:style-name="Source_20_Text">z-index: 88000;</text:span></text:p>
            <text:p text:style-name="P1"><text:span text:style-name="Source_20_Text">border: 1px outset;</text:span></text:p>
          </table:table-cell>
        </table:table-row>
        <table:table-row table:style-name="Table17.3">
          <table:table-cell table:style-name="Table17.A2" office:value-type="string">
            <text:p text:style-name="P1"><text:span text:style-name="Source_20_Text">div.menupopup td</text:span></text:p>
          </table:table-cell>
          <table:table-cell table:style-name="Table17.A2" office:value-type="string">
            <text:p text:style-name="P1">The table cell to layout menu</text:p>
          </table:table-cell>
          <table:table-cell table:style-name="Table17.C2" office:value-type="string">
            <text:p text:style-name="P1"><text:span text:style-name="Source_20_Text">white-space: nowrap;</text:span></text:p>
          </table:table-cell>
        </table:table-row>
        <table:table-row table:style-name="Table17.4">
          <table:table-cell table:style-name="Table17.A2" office:value-type="string">
            <text:p text:style-name="P4"><text:span text:style-name="Source_20_Text"><text:span text:style-name="T1">div.menupopup a</text:span></text:span></text:p>
          </table:table-cell>
          <table:table-cell table:style-name="Table17.A2" office:value-type="string">
            <text:p text:style-name="P1">The menupopup buttons</text:p>
          </table:table-cell>
          <table:table-cell table:style-name="Table17.C2" office:value-type="string">
            <text:p text:style-name="P4"><text:span text:style-name="Source_20_Text"><text:span text:style-name="T1">color: black;</text:span></text:span></text:p>
            <text:p text:style-name="P4"><text:span text:style-name="Source_20_Text"><text:span text:style-name="T1">text-decoration: none;</text:span></text:span></text:p>
          </table:table-cell>
        </table:table-row>
        <table:table-row table:style-name="Table17.5">
          <table:table-cell table:style-name="Table17.A2" office:value-type="string">
            <text:p text:style-name="P4"><text:span text:style-name="Source_20_Text"><text:span text:style-name="T1">td.menu1</text:span></text:span></text:p>
          </table:table-cell>
          <table:table-cell table:style-name="Table17.A2" office:value-type="string">
            <text:p text:style-name="P1">The icon or space witch is front of menuitem</text:p>
          </table:table-cell>
          <table:table-cell table:style-name="Table17.C2" office:value-type="string">
            <text:p text:style-name="P4"><text:span text:style-name="Source_20_Text"><text:span text:style-name="T1">width: 11px;</text:span></text:span></text:p>
          </table:table-cell>
        </table:table-row>
      </table:table>
      <text:p text:style-name="Standard"/>
      <text:p text:style-name="Heading_20_4">Customize the Background of Menupopup</text:p>
      <text:p text:style-name="Text_20_body_20_indent_20_2">The way to customize the background of menupopup is change color as follows.</text:p>
      <text:p text:style-name="Text_20_body"><draw:frame draw:style-name="fr3" draw:name="graphics410" text:anchor-type="paragraph" svg:y="0.397cm" svg:width="1.529cm" svg:height="2.12cm" draw:z-index="1"><draw:image xlink:href="../images/custom-menupopup.png" xlink:type="simple" xlink:show="embed" xlink:actuate="onLoad"/></draw:frame> <text:s text:c="3"/><text:tab/></text:p>
      <text:p text:style-name="Code_20_Indent_20_2">div.menupopup {</text:p>
      <text:p text:style-name="Code_20_Indent_20_2"><text:tab/>background:#77DD77;</text:p>
      <text:p text:style-name="Code_20_Indent_20_2">}</text:p>
      <text:p text:style-name="P5">Customize the Background of menu1</text:p>
      <text:p text:style-name="P7">The way to customize the background of menu1 is change color as follows.<text:line-break/></text:p>
      <text:p text:style-name="P7"><draw:frame draw:style-name="fr1" draw:name="圖形3" text:anchor-type="paragraph" svg:width="1.535cm" svg:height="2.117cm" draw:z-index="5"><draw:image xlink:href="../images/custom-menupopup-menu1.png" xlink:type="simple" xlink:show="embed" xlink:actuate="onLoad" draw:filter-name="&lt;所有的格式&gt;"/></draw:frame></text:p>
      <text:p text:style-name="P6">td.menu1 {</text:p>
      <text:p text:style-name="P6"><text:tab/>background-color:red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Grace Lin</dc:creator>
    <dc:date>2008-02-25T09:51:57</dc:date>
    <dc:language>en-US</dc:language>
    <meta:editing-cycles>32</meta:editing-cycles>
    <meta:editing-duration>PT20H8M34S</meta:editing-duration>
    <meta:user-defined meta:name="Info 1"/>
    <meta:user-defined meta:name="Info 2"/>
    <meta:user-defined meta:name="Info 3"/>
    <meta:user-defined meta:name="Info 4"/>
    <meta:document-statistic meta:table-count="1" meta:image-count="6" meta:object-count="0" meta:page-count="2" meta:paragraph-count="37" meta:word-count="118" meta:character-count="782"/>
  </office:meta>
</office:document-meta>
</file>